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list-style-name="List_20_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2">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margin-left="0cm" fo:margin-right="0cm" fo:text-align="justify" style:justify-single-word="false" fo:text-indent="0cm" style:auto-text-indent="false"/>
    </style:style>
    <style:style style:name="P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292090" text:style-name="Outline">
        <text:list-item>
          <text:h text:style-name="Heading_20_1" text:outline-level="1">Deployment and run modes</text:h>
          <text:list>
            <text:list-item>
              <text:h text:style-name="Heading_20_2" text:outline-level="2">JPPF Driver</text:h>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27431555" text:continue-numbering="true" text:style-name="Outline">
        <text:list-item>
          <text:list>
            <text:list-item>
              <text:list>
                <text:list-item>
                  <text:h text:style-name="Heading_20_3" text:outline-level="3">JPPF Driver as a Windows Service</text:h>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27298343" text:style-name="List_20_1">
        <text:list-item>
          <text:p text:style-name="P3"><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3">edit config/wrapper-driver.conf file, check that the setting for wrapper.java.command is valid (either the PATH environment must contain a Java 5 JRE, or the installation directory must be entered here)</text:p>
        </text:list-item>
        <text:list-item>
          <text:p text:style-name="P3">run the <text:span text:style-name="T1">InstallDriverService.bat</text:span> file to install the JPPF node service</text:p>
        </text:list-item>
        <text:list-item>
          <text:p text:style-name="P3">run the <text:span text:style-name="T1">UninstallDriverService.bat</text:span> file to uninstall the JPPF node service</text:p>
        </text:list-item>
      </text:list>
      <text:list xml:id="list27424886" text:continue-list="list27431555" text:style-name="Outline">
        <text:list-item>
          <text:list>
            <text:list-item>
              <text:list>
                <text:list-item>
                  <text:h text:style-name="Heading_20_3" text:outline-level="3">JPPF Driver as a Linux/Unix daemon</text:h>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27429002" text:continue-list="list27298343" text:style-name="List_20_1">
        <text:list-item>
          <text:p text:style-name="P3"><text:a xlink:type="simple" xlink:href="http://wrapper.tanukisoftware.org/doc/english/download.jsp">download</text:a> the Java Service Wrapper for your platform and copy the files wrapper, libwrapper.so and wrapper.jar to the JPPF node install directory</text:p>
        </text:list-item>
        <text:list-item>
          <text:p text:style-name="P3">don't forget to set the executable bit for the JPPFDriver and wrapper script/executable</text:p>
        </text:list-item>
        <text:list-item>
          <text:p text:style-name="P3">edit config/wrapper-driver.conf file, check that the setting for wrapper.java.command is valid (either the PATH environment must contain a Java 5 JRE, or the installation directory must be entered here)</text:p>
        </text:list-item>
        <text:list-item>
          <text:p text:style-name="P3">open a terminal in the JPPF driver root install directory</text:p>
        </text:list-item>
        <text:list-item>
          <text:p text:style-name="P3">to run the driver as a daemon: <text:span text:style-name="T1">./JPPFDriver start</text:span></text:p>
        </text:list-item>
        <text:list-item>
          <text:p text:style-name="P3">to stop the driver: <text:span text:style-name="T1">./JPPFDriver stop</text:span></text:p>
        </text:list-item>
        <text:list-item>
          <text:p text:style-name="P3">to restart the driver: <text:span text:style-name="T1">./JPPFDriver restart</text:span></text:p>
        </text:list-item>
      </text:list>
      <text:list xml:id="list27433736" text:continue-list="list27424886" text:style-name="Outline">
        <text:list-item>
          <text:list>
            <text:list-item>
              <text:h text:style-name="Heading_20_2" text:outline-level="2">JPPF Node</text:h>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27443726" text:continue-numbering="true" text:style-name="Outline">
        <text:list-item>
          <text:list>
            <text:list-item>
              <text:list>
                <text:list-item>
                  <text:h text:style-name="Heading_20_3" text:outline-level="3">JPPF Node as a Windows Service</text:h>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27426151" text:continue-list="list27429002" text:style-name="List_20_1">
        <text:list-item>
          <text:p text:style-name="P3"><text:a xlink:type="simple" xlink:href="http://wrapper.tanukisoftware.org/doc/english/download.jsp">download</text:a> the Java Service Wrapper for your platform and copy the files wrapper.exe, wrapper.dll and wrapper.jar to the JPPF node install directory</text:p>
        </text:list-item>
        <text:list-item>
          <text:p text:style-name="P3">edit config/wrapper-node.conf file, check that the setting for wrapper.java.command is valid (either the PATH environment must contain a Java 5 JRE, or the installation directory must be entered here)</text:p>
        </text:list-item>
        <text:list-item>
          <text:p text:style-name="P3">run the <text:span text:style-name="T1">InstallNodeService.bat</text:span> file to install the JPPF node service</text:p>
        </text:list-item>
        <text:list-item>
          <text:p text:style-name="P3">run the <text:span text:style-name="T1">UninstallNodeService.bat</text:span> file to uninstall the JPPF node service</text:p>
        </text:list-item>
      </text:list>
      <text:p text:style-name="P1"/>
      <text:list xml:id="list27432529" text:continue-list="list27443726" text:style-name="Outline">
        <text:list-item>
          <text:list>
            <text:list-item>
              <text:list>
                <text:list-item>
                  <text:h text:style-name="P8" text:outline-level="3">JPPF Node as a Linux/Unix daemon</text:h>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27432486" text:continue-list="list27426151" text:style-name="List_20_1">
        <text:list-item>
          <text:p text:style-name="P3"><text:a xlink:type="simple" xlink:href="http://wrapper.tanukisoftware.org/doc/english/download.jsp">download</text:a> the Java Service Wrapper for your platform and copy the files wrapper, libwrapper.so and wrapper.jar to the JPPF node install directory</text:p>
        </text:list-item>
        <text:list-item>
          <text:p text:style-name="P3">don't forget to set the executable bit for the JPPFNode and wrapper script/executable</text:p>
        </text:list-item>
        <text:list-item>
          <text:p text:style-name="P3">edit the config/wrapper-node.conf file, check that the setting for wrapper.java.command is valid (either the PATH environment must contain a Java 5 JRE, or the installation directory must be entered here)</text:p>
        </text:list-item>
        <text:list-item>
          <text:p text:style-name="P3">open a terminal in the JPPF node root install directory</text:p>
        </text:list-item>
        <text:list-item>
          <text:p text:style-name="P3">to run the node as a daemon: <text:span text:style-name="T1">./JPPFNode start</text:span></text:p>
        </text:list-item>
        <text:list-item>
          <text:p text:style-name="P3">to stop the node: <text:span text:style-name="T1">./JPPFNode stop</text:span></text:p>
        </text:list-item>
        <text:list-item>
          <text:p text:style-name="P3">to restart the node: <text:span text:style-name="T1">./JPPFNode restart</text:span></text:p>
        </text:list-item>
      </text:list>
      <text:p text:style-name="P2"/>
      <text:list xml:id="list27423902" text:continue-list="list27432529" text:style-name="Outline">
        <text:list-item>
          <text:list>
            <text:list-item>
              <text:list>
                <text:list-item>
                  <text:h text:style-name="Heading_20_3" text:outline-level="3">JPPF Node in “Idle Host” mode</text:h>
                </text:list-item>
              </text:list>
            </text:list-item>
          </text:list>
        </text:list-item>
      </text:list>
      <text:p text:style-name="P2">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2"/>
      <text:p text:style-name="P2">To install and configure a node in idle mode:</text:p>
      <text:p text:style-name="P2"/>
      <text:list xml:id="list27288065" text:style-name="L1">
        <text:list-item>
          <text:p text:style-name="P5">download the <text:a xlink:type="simple" xlink:href="http://www.jppf.org/downloads.php">JPPF samples pack</text:a></text:p>
        </text:list-item>
        <text:list-item>
          <text:p text:style-name="P5">unzip the <text:span text:style-name="T1">JPPF-x.y.z-samples-pack.zip</text:span> anywhere on your file system</text:p>
        </text:list-item>
        <text:list-item>
          <text:p text:style-name="P5">open a command prompt or shell console in <text:span text:style-name="T1">JPPF-x.y.z-samples-pack/IdleSystem</text:span></text:p>
        </text:list-item>
        <text:list-item>
          <text:p text:style-name="P5">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5">when this is done, copy the 3 jar files IdleSystem/lib into your node's library directory “<text:span text:style-name="T1">JPPF-x.y.z-node/lib</text:span>”</text:p>
        </text:list-item>
        <text:list-item>
          <text:p text:style-name="P5">to configure the node to run in idle mode, open the file “<text:span text:style-name="T1">JPPF-x.y.z-node/config/jppf-node.properties</text:span>” in a text editor and create or edit the following properties:</text:p>
        </text:list-item>
      </text:list>
      <text:list xml:id="list27420450" text:style-name="L2">
        <text:list-item>
          <text:list>
            <text:list-item>
              <text:p text:style-name="P4"><text:span text:style-name="T1">jppf.idle.mode.enabled</text:span><text:span text:style-name="T3"> = true to enable the idle mode</text:span></text:p>
            </text:list-item>
            <text:list-item>
              <text:p text:style-name="P6"><text:span text:style-name="T1">jppf.idle.timeout = 6000</text:span> to configure the time of keyboard and mouse inactivity before considering the node idle, expressed in milliseconds</text:p>
            </text:list-item>
            <text:list-item>
              <text:p text:style-name="P6"><text:span text:style-name="T1">jppf.idle.poll.interval = 1000</text:span> to configure how often the node will check for inactivity, in milliseconds</text:p>
            </text:list-item>
            <text:list-item>
              <text:p text:style-name="P6"><text:span text:style-name="T1">jppf.idle.detector.factory = org.jppf.example.idlesystem.IdleTimeDetectorFactoryImpl</text:span> please do not change this!</text:p>
              <text:p text:style-name="P7"><text:span text:style-name="T3"/></text:p>
            </text:list-item>
          </text:list>
        </text:list-item>
      </text:list>
      <text:list xml:id="list27444809" text:continue-list="list27288065" text:style-name="L1">
        <text:list-item>
          <text:p text:style-name="P5">when this is all done, you can start the node and it will only run when the system has been idle for the configured time, and stop as soon as any keyboard or mouse input occurs</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1H51M23S</meta:editing-duration>
    <meta:editing-cycles>15</meta:editing-cycles>
    <meta:generator>OpenOffice.org/3.1$Win32 OpenOffice.org_project/310m11$Build-9399</meta:generator>
    <meta:creation-date>2009-11-21T09:14:02.13</meta:creation-date>
    <dc:date>2010-10-01T07:31:54.82</dc:date>
    <meta:document-statistic meta:table-count="0" meta:image-count="0" meta:object-count="0" meta:page-count="2" meta:paragraph-count="62" meta:word-count="911" meta:character-count="562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